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4000000FAB8DBC68238F26BEB.png" manifest:media-type="image/png"/>
  <manifest:file-entry manifest:full-path="Pictures/1000000000000239000001AA12C7AB9AE9BBE36C.png" manifest:media-type="image/png"/>
  <manifest:file-entry manifest:full-path="Pictures/10000000000001B20000017B54915297CF951BDF.png" manifest:media-type="image/png"/>
  <manifest:file-entry manifest:full-path="Pictures/10000000000001E1000000F641747117EAE71C83.png" manifest:media-type="image/png"/>
  <manifest:file-entry manifest:full-path="Pictures/10000000000001E0000000F6E2DE4D009BE43F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P2" style:family="paragraph" style:parent-style-name="Standard">
      <style:text-properties fo:font-weight="bold" officeooo:rsid="00072d06" officeooo:paragraph-rsid="00072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</text:p>
      <text:p text:style-name="P1"><draw:frame draw:style-name="fr1" draw:name="Image1" text:anchor-type="char" svg:x="-0.0752in" svg:y="0.0835in" svg:width="4.7417in" svg:height="3.55in" draw:z-index="0"><draw:image xlink:href="Pictures/1000000000000239000001AA12C7AB9AE9BBE36C.png" xlink:type="simple" xlink:show="embed" xlink:actuate="onLoad" draw:mime-type="image/png"/></draw:frame><draw:frame draw:style-name="fr1" draw:name="Image2" text:anchor-type="char" svg:x="-0.0346in" svg:y="3.8256in" svg:width="3.6165in" svg:height="3.1583in" draw:z-index="1"><draw:image xlink:href="Pictures/10000000000001B20000017B54915297CF951BDF.png" xlink:type="simple" xlink:show="embed" xlink:actuate="onLoad" draw:mime-type="image/png"/></draw:frame><draw:frame draw:style-name="fr1" draw:name="Image3" text:anchor-type="char" svg:x="4.111in" svg:y="3.972in" svg:width="3.3382in" svg:height="1.7075in" draw:z-index="2"><draw:image xlink:href="Pictures/10000000000001E1000000F641747117EAE71C83.png" xlink:type="simple" xlink:show="embed" xlink:actuate="onLoad" draw:mime-type="image/png"/></draw:frame><draw:frame draw:style-name="fr1" draw:name="Image4" text:anchor-type="char" svg:x="3.9736in" svg:y="5.9445in" svg:width="3.5453in" svg:height="1.8311in" draw:z-index="3"><draw:image xlink:href="Pictures/10000000000001E4000000FAB8DBC68238F26BEB.png" xlink:type="simple" xlink:show="embed" xlink:actuate="onLoad" draw:mime-type="image/png"/></draw:frame><draw:frame draw:style-name="fr1" draw:name="Image5" text:anchor-type="char" svg:x="-0.3984in" svg:y="7.278in" svg:width="4in" svg:height="2.05in" draw:z-index="4"><draw:image xlink:href="Pictures/10000000000001E0000000F6E2DE4D009BE43F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0T15:36:22.170000000</meta:creation-date>
    <dc:date>2023-03-11T21:45:24.994000000</dc:date>
    <meta:editing-duration>PT3M58S</meta:editing-duration>
    <meta:editing-cycles>3</meta:editing-cycles>
    <meta:generator>LibreOffice/7.5.1.2$Windows_X86_64 LibreOffice_project/fcbaee479e84c6cd81291587d2ee68cba099e129</meta:generator>
    <meta:document-statistic meta:table-count="0" meta:image-count="5" meta:object-count="0" meta:page-count="1" meta:paragraph-count="1" meta:word-count="1" meta:character-count="7" meta:non-whitespace-character-count="7"/>
  </office:meta>
</office:document-meta>
</file>